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5-10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5-07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5-04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4-08-1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4-04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4-01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3-10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3-07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3-04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3-02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2-11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2-08-0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2-01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1-11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1-08-1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1-05-0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1-02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0-11-1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0-08-12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0-05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20-02-0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9-11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9-10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9-07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9-04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9-02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8-11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8-10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8-08-0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8-05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8-02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7-11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7-08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7-05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7-02-0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6-11-0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6-08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6-05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6-02-0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5-11-0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5-08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5-05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5-02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4-11-1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4-08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4-05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4-02-1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3-10-31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3-08-08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3-05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3-01-31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2-11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2-08-0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2-05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2-02-02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1-11-0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1-08-0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1-05-05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1-02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0-11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0-08-05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0-05-06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10-02-11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9-11-0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9-05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9-02-0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8-11-0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8-05-0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8-0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7-11-0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7-08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7-05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7-01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6-10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6-08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6-05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6-02-0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5-11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5-08-0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5-07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5-02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4-11-0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4-08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4-05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4-02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2-12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2-05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1-05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1-02-1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1J1</text:p>
          </table:table-cell>
          <table:table-cell office:value-type="string" calcext:value-type="string">
            <text:p>Fort Fisher</text:p>
          </table:table-cell>
          <table:table-cell office:value-type="string" calcext:value-type="string">
            <text:p>2000-07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